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Courier, monospace"/>
    <style:font-face style:name="Mangal1" svg:font-family="Mangal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0088b8" officeooo:paragraph-rsid="000088b8" style:font-size-asian="22.75pt" style:font-weight-asian="bold" style:font-size-complex="26pt" style:font-weight-complex="bold"/>
    </style:style>
    <style:style style:name="P2" style:family="paragraph" style:parent-style-name="Standard">
      <style:text-properties fo:font-size="16pt" fo:font-weight="bold" officeooo:rsid="000088b8" officeooo:paragraph-rsid="000088b8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language="ru" fo:country="RU" fo:font-weight="bold" officeooo:rsid="000571f0" officeooo:paragraph-rsid="000571f0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background-color="transparent"/>
      <style:text-properties style:font-name="Calibri" officeooo:paragraph-rsid="0001f9a9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Calibri" fo:font-size="26pt" fo:language="ru" fo:country="RU" fo:font-weight="bold" officeooo:rsid="0001f9a9" officeooo:paragraph-rsid="0001f9a9" style:font-size-asian="22.75pt" style:font-weight-asian="bold" style:font-size-complex="26pt" style:font-weight-complex="bold"/>
    </style:style>
    <style:style style:name="P6" style:family="paragraph" style:parent-style-name="Standard" style:master-page-name="">
      <style:paragraph-properties style:page-number="auto"/>
      <style:text-properties officeooo:paragraph-rsid="000571f0"/>
    </style:style>
    <style:style style:name="P7" style:family="paragraph" style:parent-style-name="Standard" style:master-page-name="">
      <loext:graphic-properties draw:fill="none"/>
      <style:paragraph-properties fo:margin-left="-0.4cm" fo:margin-right="0cm" fo:text-indent="-0.199cm" style:auto-text-indent="false" style:page-number="auto" fo:background-color="transparent"/>
      <style:text-properties style:font-name="Calibri" fo:font-size="26pt" fo:font-weight="bold" officeooo:rsid="000088b8" officeooo:paragraph-rsid="000088b8" style:font-size-asian="22.75pt" style:font-weight-asian="bold" style:font-size-complex="26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Calibri" fo:font-size="26pt" fo:language="ru" fo:country="RU" fo:font-weight="bold" officeooo:rsid="0001f9a9" officeooo:paragraph-rsid="0002a00d" style:font-size-asian="22.75pt" style:font-weight-asian="bold" style:font-size-complex="2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alibri" officeooo:paragraph-rsid="0001f9a9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Calibri" officeooo:paragraph-rsid="0002a00d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Calibri" fo:font-size="26pt" fo:language="ru" fo:country="RU" fo:font-weight="bold" officeooo:rsid="0001f9a9" officeooo:paragraph-rsid="000571f0" style:font-size-asian="22.75pt" style:font-weight-asian="bold" style:font-size-complex="26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-0.101cm" style:auto-text-indent="false" style:page-number="auto" fo:background-color="transparent"/>
      <style:text-properties style:font-name="Calibri" officeooo:paragraph-rsid="0002a00d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indent="-0.101cm" style:auto-text-indent="false" style:page-number="auto" fo:background-color="transparent"/>
      <style:text-properties style:font-name="Calibri" officeooo:paragraph-rsid="0002a00d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-0.101cm" style:auto-text-indent="false" style:page-number="auto" fo:background-color="transparent"/>
      <style:text-properties style:font-name="Calibri" fo:font-size="26pt" fo:language="ru" fo:country="RU" fo:font-weight="bold" officeooo:rsid="0003e098" officeooo:paragraph-rsid="0003e098" style:font-size-asian="22.75pt" style:font-weight-asian="bold" style:font-size-complex="26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-0.199cm" style:auto-text-indent="false" style:page-number="auto" fo:background-color="transparent"/>
      <style:text-properties officeooo:paragraph-rsid="000571f0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indent="-0.199cm" style:auto-text-indent="false" style:page-number="auto" fo:background-color="transparent"/>
      <style:text-properties style:font-name="Calibri" fo:font-size="16pt" fo:font-weight="normal" officeooo:rsid="000088b8" officeooo:paragraph-rsid="000571f0" style:font-size-asian="16pt" style:font-weight-asian="normal" style:font-size-complex="16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-0.3cm" fo:margin-right="0cm" fo:text-indent="0.3cm" style:auto-text-indent="false" style:page-number="auto" fo:background-color="transparent"/>
      <style:text-properties style:font-name="Calibri" fo:font-size="26pt" fo:language="ru" fo:country="RU" fo:font-weight="bold" officeooo:rsid="0001f9a9" officeooo:paragraph-rsid="0002a00d" style:font-size-asian="22.75pt" style:font-weight-asian="bold" style:font-size-complex="26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indent="0.4cm" style:auto-text-indent="false" style:page-number="auto" fo:background-color="transparent"/>
      <style:text-properties style:font-name="Calibri" officeooo:paragraph-rsid="0001f9a9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style:font-name="Calibri" fo:font-size="26pt" fo:language="ru" fo:country="RU" fo:font-weight="bold" officeooo:rsid="0001f9a9" officeooo:paragraph-rsid="0001f9a9" style:font-size-asian="22.75pt" style:font-weight-asian="bold" style:font-size-complex="26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Calibri" fo:font-size="26pt" fo:language="ru" fo:country="RU" fo:font-weight="bold" officeooo:rsid="0001f9a9" officeooo:paragraph-rsid="0001f9a9" style:font-size-asian="22.75pt" style:font-weight-asian="bold" style:font-size-complex="26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Calibri" fo:font-size="26pt" fo:language="ru" fo:country="RU" fo:font-weight="bold" officeooo:rsid="0002a00d" officeooo:paragraph-rsid="0002a00d" style:font-size-asian="22.75pt" style:font-weight-asian="bold" style:font-size-complex="26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Calibri" fo:font-size="26pt" fo:language="ru" fo:country="RU" fo:font-weight="bold" officeooo:rsid="0002a00d" officeooo:paragraph-rsid="000571f0" style:font-size-asian="22.75pt" style:font-weight-asian="bold" style:font-size-complex="26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Calibri" fo:font-size="26pt" fo:language="en" fo:country="US" fo:font-weight="bold" officeooo:rsid="0002a00d" officeooo:paragraph-rsid="0002a00d" style:font-size-asian="22.75pt" style:font-weight-asian="bold" style:font-size-complex="26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-0.3cm" fo:margin-right="0cm" fo:text-indent="0cm" style:auto-text-indent="false" style:page-number="auto" fo:background-color="transparent"/>
      <style:text-properties style:font-name="Calibri" fo:font-size="26pt" fo:language="ru" fo:country="RU" fo:font-weight="bold" officeooo:rsid="0001f9a9" officeooo:paragraph-rsid="0002a00d" style:font-size-asian="22.75pt" style:font-weight-asian="bold" style:font-size-complex="26pt" style:font-weight-complex="bold"/>
    </style:style>
    <style:style style:name="T1" style:family="text">
      <style:text-properties fo:language="ru" fo:country="RU" officeooo:rsid="000571f0" fo:background-color="#ffffff"/>
    </style:style>
    <style:style style:name="T2" style:family="text">
      <style:text-properties fo:language="ru" fo:country="RU" fo:font-weight="bold" officeooo:rsid="000571f0" style:font-weight-asian="bold" style:font-weight-complex="bold" fo:background-color="#ffffff"/>
    </style:style>
    <style:style style:name="T3" style:family="text">
      <style:text-properties fo:language="ru" fo:country="RU" fo:font-weight="bold" style:font-size-asian="14pt" style:font-weight-asian="bold" style:font-weight-complex="bold"/>
    </style:style>
    <style:style style:name="T4" style:family="text">
      <style:text-properties fo:language="ru" fo:country="RU" fo:font-weight="bold" officeooo:rsid="000571f0" style:font-size-asian="14pt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size-asian="14pt" style:font-weight-asian="bold" style:font-weight-complex="bold"/>
    </style:style>
    <style:style style:name="T7" style:family="text">
      <style:text-properties fo:language="en" fo:country="US" fo:font-weight="bold" officeooo:rsid="0002a00d" style:font-size-asian="14pt" style:font-weight-asian="bold" style:font-weight-complex="bold"/>
    </style:style>
    <style:style style:name="T8" style:family="text">
      <style:text-properties fo:font-size="16pt" fo:language="ru" fo:country="RU" fo:font-weight="bold" officeooo:rsid="000088b8" style:font-size-asian="14pt" style:font-weight-asian="bold" style:font-size-complex="16pt" style:font-weight-complex="bold"/>
    </style:style>
    <style:style style:name="T9" style:family="text">
      <style:text-properties fo:font-size="16pt" fo:language="ru" fo:country="RU" fo:font-weight="bold" officeooo:rsid="0001f9a9" style:font-size-asian="14pt" style:font-weight-asian="bold" style:font-size-complex="16pt" style:font-weight-complex="bold"/>
    </style:style>
    <style:style style:name="T10" style:family="text">
      <style:text-properties fo:font-size="16pt" fo:language="ru" fo:country="RU" officeooo:rsid="0001f9a9" style:font-size-asian="14pt" style:font-size-complex="16pt"/>
    </style:style>
    <style:style style:name="T11" style:family="text">
      <style:text-properties fo:font-size="16pt" fo:language="ru" fo:country="RU" fo:font-weight="normal" officeooo:rsid="000088b8" style:font-size-asian="14pt" style:font-weight-asian="normal" style:font-size-complex="16pt" style:font-weight-complex="normal"/>
    </style:style>
    <style:style style:name="T12" style:family="text">
      <style:text-properties fo:font-size="16pt" fo:language="ru" fo:country="RU" style:text-underline-style="solid" style:text-underline-width="auto" style:text-underline-color="font-color" fo:font-weight="normal" officeooo:rsid="0003e098" style:font-size-asian="14pt" style:font-weight-asian="normal" style:font-size-complex="16pt" style:font-weight-complex="normal"/>
    </style:style>
    <style:style style:name="T13" style:family="text">
      <style:text-properties fo:font-size="16pt" fo:language="ru" fo:country="RU" style:text-underline-style="none" fo:font-weight="bold" officeooo:rsid="000088b8" style:font-size-asian="14pt" style:font-weight-asian="bold" style:font-size-complex="16pt" style:font-weight-complex="bold"/>
    </style:style>
    <style:style style:name="T14" style:family="text">
      <style:text-properties fo:font-size="16pt" fo:language="en" fo:country="US" fo:font-weight="bold" officeooo:rsid="000088b8" style:font-size-asian="14pt" style:font-weight-asian="bold" style:font-size-complex="16pt" style:font-weight-complex="bold"/>
    </style:style>
    <style:style style:name="T15" style:family="text">
      <style:text-properties fo:font-size="16pt" fo:language="en" fo:country="US" fo:font-weight="bold" officeooo:rsid="0001f9a9" style:font-size-asian="14pt" style:font-weight-asian="bold" style:font-size-complex="16pt" style:font-weight-complex="bold"/>
    </style:style>
    <style:style style:name="T16" style:family="text">
      <style:text-properties fo:font-size="16pt" fo:language="en" fo:country="US" fo:font-weight="bold" officeooo:rsid="0002a00d" style:font-size-asian="14pt" style:font-weight-asian="bold" style:font-size-complex="16pt" style:font-weight-complex="bold"/>
    </style:style>
    <style:style style:name="T17" style:family="text">
      <style:text-properties fo:font-size="16pt" fo:language="en" fo:country="US" fo:font-weight="normal" officeooo:rsid="000088b8" style:font-size-asian="14pt" style:font-weight-asian="normal" style:font-size-complex="16pt" style:font-weight-complex="normal"/>
    </style:style>
    <style:style style:name="T18" style:family="text">
      <style:text-properties fo:font-size="16pt" fo:language="en" fo:country="US" fo:font-weight="normal" officeooo:rsid="0001f9a9" style:font-size-asian="14pt" style:font-weight-asian="normal" style:font-size-complex="16pt" style:font-weight-complex="normal"/>
    </style:style>
    <style:style style:name="T19" style:family="text">
      <style:text-properties fo:font-size="16pt" fo:language="en" fo:country="US" style:font-size-asian="14pt" style:font-size-complex="16pt"/>
    </style:style>
    <style:style style:name="T20" style:family="text">
      <style:text-properties fo:font-size="16pt" fo:language="en" fo:country="US" officeooo:rsid="000088b8" style:font-size-asian="14pt" style:font-size-complex="16pt"/>
    </style:style>
    <style:style style:name="T21" style:family="text">
      <style:text-properties fo:font-size="16pt" fo:language="en" fo:country="US" officeooo:rsid="0002a00d" style:font-size-asian="14pt" style:font-size-complex="16pt"/>
    </style:style>
    <style:style style:name="T22" style:family="text">
      <style:text-properties fo:font-size="16pt" fo:language="en" fo:country="US" style:font-size-asian="14pt" style:font-size-complex="16pt" fo:background-color="#ffffff"/>
    </style:style>
    <style:style style:name="T23" style:family="text">
      <style:text-properties fo:font-size="16pt" fo:language="en" fo:country="US" style:text-underline-style="none" fo:font-weight="bold" officeooo:rsid="000088b8" style:font-size-asian="14pt" style:font-weight-asian="bold" style:font-size-complex="16pt" style:font-weight-complex="bold"/>
    </style:style>
    <style:style style:name="T24" style:family="text">
      <style:text-properties fo:font-size="16pt" style:font-size-asian="14pt" style:font-size-complex="16pt"/>
    </style:style>
    <style:style style:name="T25" style:family="text">
      <style:text-properties fo:font-size="16pt" officeooo:rsid="000088b8" style:font-size-asian="14pt" style:font-size-complex="16pt"/>
    </style:style>
    <style:style style:name="T26" style:family="text">
      <style:text-properties fo:font-size="16pt" officeooo:rsid="0002a00d" style:font-size-asian="14pt" style:font-size-complex="16pt"/>
    </style:style>
    <style:style style:name="T27" style:family="text">
      <style:text-properties fo:font-size="16pt" style:font-size-asian="14pt" style:font-size-complex="16pt" fo:background-color="#ffffff"/>
    </style:style>
    <style:style style:name="T28" style:family="text">
      <style:text-properties fo:font-size="16pt" officeooo:rsid="000571f0" style:font-size-asian="14pt" style:font-size-complex="16pt"/>
    </style:style>
    <style:style style:name="T29" style:family="text">
      <style:text-properties fo:font-size="16pt" fo:font-weight="bold" officeooo:rsid="000088b8" style:font-size-asian="14pt" style:font-weight-asian="bold" style:font-size-complex="16pt" style:font-weight-complex="bold"/>
    </style:style>
    <style:style style:name="T30" style:family="text">
      <style:text-properties fo:font-size="16pt" fo:font-weight="normal" officeooo:rsid="000088b8" style:font-size-asian="14pt" style:font-weight-asian="normal" style:font-size-complex="16pt" style:font-weight-complex="normal"/>
    </style:style>
    <style:style style:name="T31" style:family="text">
      <style:text-properties fo:font-weight="bold" style:font-weight-asian="bold" style:font-weight-complex="bold" fo:background-color="#ffffff"/>
    </style:style>
    <style:style style:name="T32" style:family="text">
      <style:text-properties fo:font-size="26pt" fo:font-weight="bold" officeooo:rsid="000088b8" style:font-size-asian="22.75pt" style:font-weight-asian="bold" style:font-size-complex="26pt" style:font-weight-complex="bold"/>
    </style:style>
    <style:style style:name="T33" style:family="text">
      <style:text-properties fo:color="#000000" style:font-name="Calibri" fo:font-size="16pt" style:font-size-asian="16pt" style:font-size-complex="16pt" fo:background-color="#ffffff"/>
    </style:style>
    <style:style style:name="T34" style:family="text">
      <style:text-properties fo:color="#000000" style:font-name="Calibri" fo:font-size="16pt" fo:font-weight="bold" style:font-size-asian="16pt" style:font-weight-asian="bold" style:font-size-complex="16pt" style:font-weight-complex="bold" fo:background-color="#ffffff"/>
    </style:style>
    <style:style style:name="T35" style:family="text">
      <style:text-properties fo:color="#000000" style:font-name="Calibri" fo:font-size="16pt" fo:language="ru" fo:country="RU" officeooo:rsid="000571f0" style:font-size-asian="16pt" style:font-size-complex="16pt" fo:background-color="#ffffff"/>
    </style:style>
    <style:style style:name="T36" style:family="text">
      <style:text-properties fo:color="#000000" style:font-name="Calibri" fo:font-size="16pt" fo:language="ru" fo:country="RU" fo:font-weight="bold" officeooo:rsid="000571f0" style:font-size-asian="16pt" style:font-weight-asian="bold" style:font-size-complex="16pt" style:font-weight-complex="bold" fo:background-color="#ffffff"/>
    </style:style>
    <style:style style:name="T37" style:family="text">
      <style:text-properties fo:color="#000000" fo:background-color="#ffffff"/>
    </style:style>
    <style:style style:name="T38" style:family="text">
      <style:text-properties fo:color="#000000" fo:font-weight="bold" style:font-weight-asian="bold" style:font-weight-complex="bold" fo:background-color="#ffffff"/>
    </style:style>
    <style:style style:name="T39" style:family="text">
      <style:text-properties fo:color="#000000" fo:language="ru" fo:country="RU" fo:font-weight="bold" officeooo:rsid="000571f0" style:font-weight-asian="bold" style:font-weight-complex="bold" fo:background-color="#ffffff"/>
    </style:style>
    <style:style style:name="T40" style:family="text">
      <style:text-properties fo:color="#000000" fo:language="ru" fo:country="RU" officeooo:rsid="000571f0" fo:background-color="#ffffff"/>
    </style:style>
    <style:style style:name="T41" style:family="text">
      <style:text-properties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69cm" fo:text-indent="-0.635cm" fo:margin-left="2.4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04cm" fo:text-indent="-0.635cm" fo:margin-left="3.1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39cm" fo:text-indent="-0.635cm" fo:margin-left="3.7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74cm" fo:text-indent="-0.635cm" fo:margin-left="4.3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09cm" fo:text-indent="-0.635cm" fo:margin-left="5.0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44cm" fo:text-indent="-0.635cm" fo:margin-left="5.6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79cm" fo:text-indent="-0.635cm" fo:margin-left="6.2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14cm" fo:text-indent="-0.635cm" fo:margin-left="6.9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49cm" fo:text-indent="-0.635cm" fo:margin-left="7.54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SFML:</text:p>
      <text:p text:style-name="P10"><text:span text:style-name="T29">1.</text:span><text:span text:style-name="T8">Все конфигурации</text:span><text:span text:style-name="T16">,</text:span><text:span text:style-name="T8"> Все платформы:</text:span></text:p>
      <text:p text:style-name="P9"><text:span text:style-name="T23">C/C++ =&gt; </text:span><text:span text:style-name="T13">общие </text:span><text:span text:style-name="T23">=&gt; </text:span><text:span text:style-name="T13">дополнительные каталоги вкючаемых файлов.</text:span><text:span text:style-name="T8"> <text:s text:c="8"/></text:span><text:span text:style-name="T11">Прописываем путь до папки </text:span><text:span text:style-name="T17">include</text:span><text:span text:style-name="T14"> </text:span><text:span text:style-name="T8">(вообще пох какая битность</text:span><text:span text:style-name="T9">)</text:span></text:p>
      <text:p text:style-name="P4"><text:span text:style-name="T9"/></text:p>
      <text:p text:style-name="P17"><text:span text:style-name="T21">2</text:span><text:span text:style-name="T20">.</text:span><text:span text:style-name="T19">Rel</text:span><text:span text:style-name="T21">ea</text:span><text:span text:style-name="T19">se</text:span><text:span text:style-name="T21">,</text:span><text:span text:style-name="T25"> Все платформы:</text:span></text:p>
      <text:p text:style-name="P8"><text:span text:style-name="T25">К</text:span><text:span text:style-name="T24">омпоновщик =</text:span><text:span text:style-name="T19">&gt; </text:span><text:span text:style-name="T24">Ввод </text:span><text:span text:style-name="T21">=&gt; </text:span><text:span text:style-name="T26">Дополнительные зависимости.</text:span></text:p>
      <text:p text:style-name="P21"><text:span text:style-name="T24">Дописываем туда это:</text:span><text:span text:style-name="T19"> </text:span></text:p>
      <text:p text:style-name="P21"><text:span text:style-name="T19">sfml-graphics.lib</text:span></text:p>
      <text:p text:style-name="P21"><text:span text:style-name="T19">sfml-window.lib</text:span></text:p>
      <text:p text:style-name="P21"><text:span text:style-name="T19">sfml-system.lib</text:span></text:p>
      <text:p text:style-name="P21"><text:span text:style-name="T19">sfml-audio.lib</text:span></text:p>
      <text:p text:style-name="P23"><text:span text:style-name="T24">sfml-network.lib</text:span></text:p>
      <text:p text:style-name="P23"><text:span text:style-name="T24"/></text:p>
      <text:p text:style-name="P24"><text:span text:style-name="T21"><text:s/>3</text:span><text:span text:style-name="T20">.</text:span><text:span text:style-name="T21">Debug,</text:span><text:span text:style-name="T25"> Все платформы:</text:span></text:p>
      <text:p text:style-name="P8"><text:span text:style-name="T25">К</text:span><text:span text:style-name="T24">омпоновщик =</text:span><text:span text:style-name="T19">&gt; </text:span><text:span text:style-name="T24">Ввод </text:span><text:span text:style-name="T21">=&gt; </text:span><text:span text:style-name="T26">Дополнительные зависимости.</text:span></text:p>
      <text:p text:style-name="P21"><text:span text:style-name="T24">Дописываем туда это:</text:span><text:span text:style-name="T19"> </text:span></text:p>
      <text:p text:style-name="P21"><text:span text:style-name="T19">sfml-graphics-d.lib</text:span></text:p>
      <text:p text:style-name="P21"><text:span text:style-name="T19">sfml-window-d.lib</text:span></text:p>
      <text:p text:style-name="P21"><text:span text:style-name="T19">sfml-system-d.lib</text:span></text:p>
      <text:p text:style-name="P21"><text:span text:style-name="T19">sfml-audio-d.lib</text:span></text:p>
      <text:p text:style-name="P23"><text:span text:style-name="T10">sfml-network-d.lib</text:span></text:p>
      <text:p text:style-name="P23"><text:span text:style-name="T10"/></text:p>
      <text:p text:style-name="P12"><text:span text:style-name="T16">4</text:span><text:span text:style-name="T8">.Все конфигурации</text:span><text:span text:style-name="T16">,</text:span><text:span text:style-name="T8"> Платформа </text:span><text:span text:style-name="T14">Win32</text:span><text:span text:style-name="T8">:</text:span></text:p>
      <text:p text:style-name="P9"><text:span text:style-name="T8">К</text:span><text:span text:style-name="T9">омпоновщик =</text:span><text:span text:style-name="T15">&gt; </text:span><text:span text:style-name="T9">общие </text:span><text:span text:style-name="T15">=&gt; </text:span><text:span text:style-name="T9">дополнительные каталоги библиотек.</text:span></text:p>
      <text:p text:style-name="P18"><text:span text:style-name="T11">Прописываем путь до папки </text:span><text:span text:style-name="T15">lib (SFML x32/86)</text:span></text:p>
      <text:p text:style-name="P4"><text:span text:style-name="T18"/></text:p>
      <text:p text:style-name="P12"><text:span text:style-name="T16">5</text:span><text:span text:style-name="T8">.Все конфигурации</text:span><text:span text:style-name="T16">,</text:span><text:span text:style-name="T8"> Платформа </text:span><text:span text:style-name="T14">Win</text:span><text:span text:style-name="T15">64</text:span><text:span text:style-name="T8">:</text:span></text:p>
      <text:p text:style-name="P9"><text:span text:style-name="T8">К</text:span><text:span text:style-name="T9">омпоновщик =</text:span><text:span text:style-name="T15">&gt; </text:span><text:span text:style-name="T9">общие </text:span><text:span text:style-name="T15">=&gt; </text:span><text:span text:style-name="T9">дополнительные каталоги библиотек.</text:span></text:p>
      <text:p text:style-name="P19"><text:span text:style-name="T30">Прописываем путь до папки </text:span><text:span text:style-name="T19">lib (SFML x64)</text:span></text:p>
      <text:p text:style-name="P20"><text:span text:style-name="T19"/></text:p>
      <text:p text:style-name="P14"><text:span text:style-name="T19">6. </text:span><text:span text:style-name="T24">После сборки всех вариантов, кидаем бинарники из папок </text:span><text:span text:style-name="T19">bin </text:span><text:span text:style-name="T24">по своим местам</text:span></text:p>
      <text:p text:style-name="P5"><text:span text:style-name="T19"/></text:p>
      <text:p text:style-name="P6"><text:soft-page-break/><text:span text:style-name="T32">2.ImGui:</text:span></text:p>
      <text:p text:style-name="P15"><text:span text:style-name="T36">1.</text:span><text:span text:style-name="T34">Project =&gt; "Katalogs VC++" =&gt; "Include katalogs"</text:span></text:p>
      <text:p text:style-name="P16"><text:span text:style-name="T37"><text:s text:c="3"/>and set way to <text:s/></text:span><text:span text:style-name="T38">...</text:span><text:span text:style-name="T39">\</text:span><text:span text:style-name="T38">imgui-master </text:span><text:span text:style-name="T40">и </text:span><text:span text:style-name="T38">...</text:span><text:span text:style-name="T39">\</text:span><text:span text:style-name="T38">imgui-sfml-master</text:span><text:span text:style-name="T37"> <text:s/>IT ONLY 32 BIT!!</text:span><text:span text:style-name="T4">2</text:span><text:span text:style-name="T6">.</text:span><text:span text:style-name="T7">Debug,</text:span><text:span text:style-name="T3"> Все платформы:</text:span></text:p>
      <text:p text:style-name="P11"><text:span text:style-name="T25"><text:s text:c="3"/>К</text:span><text:span text:style-name="T24">омпоновщик =</text:span><text:span text:style-name="T19">&gt; </text:span><text:span text:style-name="T24">Ввод </text:span><text:span text:style-name="T21">=&gt; </text:span><text:span text:style-name="T26">Дополнительные зависимости.</text:span></text:p>
      <text:p text:style-name="P22"><text:span text:style-name="T27">Дописываем туда это:</text:span><text:span text:style-name="T22"> </text:span></text:p>
      <text:p text:style-name="P2">"opengl32.lib"</text:p>
      <text:p text:style-name="P2">"glu32.lib"</text:p>
      <text:p text:style-name="P3">3.Кидаем все .<text:span text:style-name="T5">cpp </text:span>файлы в проект.</text:p>
      <text:p text:style-name="P1"/>
      <text:p text:style-name="P1"/>
      <text:p text:style-name="P1">3.TMX2: <text:span text:style-name="T12">просто кидаем файлы в проек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Courier, monospace"/>
    <style:font-face style:name="Mangal1" svg:font-family="Mangal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693cm" fo:margin-right="1.98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1-25T15:36:56.775000000</dc:date>
    <meta:editing-duration>PT5M16S</meta:editing-duration>
    <meta:editing-cycles>1</meta:editing-cycles>
    <meta:document-statistic meta:table-count="0" meta:image-count="0" meta:object-count="0" meta:page-count="2" meta:paragraph-count="35" meta:word-count="149" meta:character-count="1200" meta:non-whitespace-character-count="1066"/>
  </office:meta>
</office:document-meta>
</file>